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media-type="application/vnd.oasis.opendocument.text" manifest:version="1.4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figurations2/images/Bitmaps/" manifest:media-type=""/>
  <manifest:file-entry manifest:full-path="Configurations2/toolbar/" manifest:media-type=""/>
  <manifest:file-entry manifest:full-path="Configurations2/floater/" manifest:media-type=""/>
  <manifest:file-entry manifest:full-path="Configurations2/toolpanel/" manifest:media-type=""/>
  <manifest:file-entry manifest:full-path="Configurations2/menubar/" manifest:media-type=""/>
  <manifest:file-entry manifest:full-path="Configurations2/popupmenu/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statusbar/" manifest:media-type="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ptos" svg:font-family="Aptos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SansSerif" svg:font-family="SansSerif" style:font-family-generic="roman" style:font-pitch="variable"/>
  </office:font-face-decls>
  <office:automatic-styles>
    <style:style style:name="P1" style:family="paragraph" style:parent-style-name="Standard">
      <style:paragraph-properties fo:orphans="0" fo:widows="0"/>
      <style:text-properties fo:color="#000000" loext:opacity="100%" style:font-name="Aptos" fo:font-size="7pt" style:text-underline-style="solid" style:text-underline-width="auto" style:text-underline-color="font-color" style:font-size-asian="7pt"/>
    </style:style>
    <style:style style:name="P2" style:family="paragraph" style:parent-style-name="Standard">
      <style:paragraph-properties fo:orphans="0" fo:widows="0" style:writing-mode="lr-tb"/>
      <style:text-properties fo:color="#000000" loext:opacity="100%" officeooo:paragraph-rsid="0019adbc"/>
    </style:style>
    <style:style style:name="P3" style:family="paragraph" style:parent-style-name="Standard">
      <style:paragraph-properties fo:text-align="end" style:justify-single-word="false" fo:orphans="0" fo:widows="0"/>
      <style:text-properties fo:color="#000000" loext:opacity="100%" style:font-name="SansSerif" fo:font-size="11pt" style:text-underline-style="none" officeooo:rsid="00187c84" officeooo:paragraph-rsid="00187c84" style:font-size-asian="11pt"/>
    </style:style>
    <style:style style:name="P4" style:family="paragraph" style:parent-style-name="Standard">
      <style:paragraph-properties fo:orphans="0" fo:widows="0" style:writing-mode="lr-tb"/>
      <style:text-properties fo:color="#000000" loext:opacity="100%" officeooo:paragraph-rsid="00187c84"/>
    </style:style>
    <style:style style:name="P5" style:family="paragraph" style:parent-style-name="Standard">
      <style:paragraph-properties fo:orphans="0" fo:widows="0"/>
      <style:text-properties fo:color="#000000" loext:opacity="100%" style:font-name="Aptos" fo:font-size="12pt" style:text-underline-style="none" style:font-size-asian="12pt"/>
    </style:style>
    <style:style style:name="P6" style:family="paragraph" style:parent-style-name="Standard">
      <style:paragraph-properties fo:margin-top="0cm" fo:margin-bottom="0.282cm" style:contextual-spacing="false" fo:line-height="115%" fo:orphans="0" fo:widows="0"/>
      <style:text-properties fo:color="#000000" loext:opacity="100%"/>
    </style:style>
    <style:style style:name="P7" style:family="paragraph" style:parent-style-name="Standard">
      <style:paragraph-properties fo:orphans="0" fo:widows="0"/>
      <style:text-properties fo:color="#000000" loext:opacity="100%" style:font-name="Aptos" fo:font-size="12pt" style:text-underline-style="none" fo:font-weight="normal" style:font-size-asian="12pt" style:font-weight-asian="normal"/>
    </style:style>
    <style:style style:name="P8" style:family="paragraph" style:parent-style-name="Standard">
      <style:paragraph-properties fo:orphans="0" fo:widows="0"/>
      <style:text-properties fo:color="#000000" loext:opacity="100%" style:font-name="Aptos" fo:font-size="11pt" style:text-underline-style="none" fo:font-weight="normal" style:font-size-asian="11pt" style:font-weight-asian="normal"/>
    </style:style>
    <style:style style:name="P9" style:family="paragraph" style:parent-style-name="Standard">
      <style:paragraph-properties fo:orphans="0" fo:widows="0"/>
      <style:text-properties fo:color="#000000" loext:opacity="100%" officeooo:paragraph-rsid="00187c84"/>
    </style:style>
    <style:style style:name="P10" style:family="paragraph" style:parent-style-name="Standard">
      <style:paragraph-properties fo:orphans="0" fo:widows="0"/>
      <style:text-properties fo:color="#000000" loext:opacity="100%" style:font-name="Aptos" fo:font-size="12pt" style:text-underline-style="none" fo:font-weight="normal" style:letter-kerning="true" style:font-size-asian="12pt" style:font-weight-asian="normal"/>
    </style:style>
    <style:style style:name="T1" style:family="text">
      <style:text-properties style:font-name="Aptos" fo:font-size="7pt" style:text-underline-style="solid" style:text-underline-width="auto" style:text-underline-color="font-color" officeooo:rsid="00187c84" style:font-size-asian="7pt"/>
    </style:style>
    <style:style style:name="T2" style:family="text">
      <style:text-properties style:font-name="Aptos" fo:font-size="7pt" style:text-underline-style="solid" style:text-underline-width="auto" style:text-underline-color="font-color" style:font-size-asian="7pt"/>
    </style:style>
    <style:style style:name="T3" style:family="text">
      <style:text-properties style:font-name="Aptos" fo:font-size="11pt" style:text-underline-style="none" officeooo:rsid="00187c84" style:font-size-asian="11pt"/>
    </style:style>
    <style:style style:name="T4" style:family="text">
      <style:text-properties style:font-name="Aptos" fo:font-size="11pt" style:text-underline-style="none" style:font-size-asian="11pt"/>
    </style:style>
    <style:style style:name="T5" style:family="text">
      <style:text-properties style:font-name="Aptos" fo:font-size="11pt" style:text-underline-style="none" fo:font-weight="bold" officeooo:rsid="00187c84" style:font-size-asian="11pt" style:font-weight-asian="bold"/>
    </style:style>
    <style:style style:name="T6" style:family="text">
      <style:text-properties style:font-name="Aptos" fo:font-size="11pt" style:text-underline-style="none" fo:font-weight="bold" style:font-size-asian="11pt" style:font-weight-asian="bold"/>
    </style:style>
    <style:style style:name="T7" style:family="text">
      <style:text-properties style:font-name="Aptos" fo:font-size="11pt" style:text-underline-style="none" fo:font-weight="normal" style:font-size-asian="11pt" style:font-weight-asian="normal"/>
    </style:style>
    <style:style style:name="T8" style:family="text">
      <style:text-properties style:font-name="Aptos" fo:font-size="11pt" style:text-underline-style="none" fo:font-weight="normal" officeooo:rsid="0025747f" style:font-size-asian="11pt" style:font-weight-asian="normal"/>
    </style:style>
    <style:style style:name="T9" style:family="text">
      <style:text-properties style:font-name="SansSerif" fo:font-size="11pt" style:text-underline-style="none" fo:font-weight="normal" style:font-size-asian="11pt" style:font-weight-asian="normal"/>
    </style:style>
    <style:style style:name="T10" style:family="text">
      <style:text-properties fo:font-family="0" style:font-family-generic="roman" style:font-pitch="variable" fo:font-size="11pt" style:text-underline-style="none" fo:font-weight="normal" style:font-size-asian="11pt" style:font-weight-asian="normal"/>
    </style:style>
    <style:style style:name="T11" style:family="text">
      <style:text-properties style:font-name="SansSerif" fo:font-size="11pt" style:text-underline-style="none" fo:font-weight="normal" officeooo:rsid="00187c84" style:font-size-asian="11pt" style:font-weight-asian="normal"/>
    </style:style>
    <number:number-style style:name="N0">
      <number:number number:min-integer-digits="1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Max" text:name="kunde.vorname"/>
        <text:user-field-decl office:value-type="string" office:string-value="Mustermann" text:name="kunde.nachname"/>
        <text:user-field-decl office:value-type="string" office:string-value="Musterstadt" text:name="kunde.adresse.ort"/>
        <text:user-field-decl office:value-type="string" office:string-value="12" text:name="kunde.adresse.hausnummer"/>
        <text:user-field-decl office:value-type="string" office:string-value="12345" text:name="kunde.adresse.plz"/>
        <text:user-field-decl office:value-type="string" office:string-value="Musterstraße" text:name="kunde.adresse.strasse"/>
        <text:user-field-decl office:value-type="float" office:value="43831" text:name="datum"/>
        <text:user-field-decl office:value-type="string" office:string-value="Sichere Versicherung AG" text:name="versicherung.name"/>
        <text:user-field-decl office:value-type="string" office:string-value="Versicherungsallee 1" text:name="versicherung.strasse"/>
        <text:user-field-decl office:value-type="string" office:string-value="54321" text:name="versicherung.plz"/>
        <text:user-field-decl office:value-type="string" office:string-value="Versicherungsstadt" text:name="versicherung.ort"/>
        <text:user-field-decl office:value-type="string" office:string-value="Basisrentenversicherung" text:name="vertrag.sparte"/>
        <text:user-field-decl office:value-type="string" office:string-value="V123456789" text:name="vertrag.nummer"/>
        <text:user-field-decl office:value-type="float" office:value="46023" text:name="vertrag.ende"/>
      </text:user-field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pan text:style-name="T1"><text:user-defined style:data-style-name="N0" text:name="kunde.vorname">Max</text:user-defined></text:span><text:span text:style-name="T2"><text:s/></text:span><text:span text:style-name="T2"><text:user-defined style:data-style-name="N0" text:name="kunde.nachname">Mustermann</text:user-defined></text:span><text:span text:style-name="T2">, </text:span><text:span text:style-name="T2"><text:user-defined style:data-style-name="N0" text:name="kunde.adresse.strasse">Musterstraße</text:user-defined></text:span><text:span text:style-name="T1"><text:s/></text:span><text:span text:style-name="T1"><text:user-defined style:data-style-name="N0" text:name="kunde.adresse.hausnummer">12</text:user-defined></text:span><text:span text:style-name="T2">, </text:span><text:span text:style-name="T2"><text:user-defined style:data-style-name="N0" text:name="kunde.adresse.plz">12345</text:user-defined></text:span><text:span text:style-name="T2"><text:s/></text:span><text:span text:style-name="T2"><text:user-defined style:data-style-name="N0" text:name="kunde.adresse.ort">Musterstadt</text:user-defined></text:span></text:p>
      <text:p text:style-name="P3"><text:date style:data-style-name="N36" text:date-value="2026-01-03T09:25:15.962666622" text:fixed="true">03.01.2026</text:date></text:p>
      <text:p text:style-name="P4"><text:span text:style-name="T3"><text:user-defined style:data-style-name="N0" text:name="gesellschaft.name">Gesellschaft</text:user-defined></text:span><text:span text:style-name="T4"><text:line-break/></text:span><text:span text:style-name="T3"><text:user-defined style:data-style-name="N0" text:name="gesellschaft.strasse">Allee 1</text:user-defined></text:span><text:span text:style-name="T4"><text:line-break/></text:span><text:span text:style-name="T3"><text:user-defined style:data-style-name="N0" text:name="gesellschaft.plz">54321</text:user-defined></text:span><text:span text:style-name="T4"> </text:span><text:span text:style-name="T4"><text:user-defined style:data-style-name="N0" text:name="gesellschaft.ort">Musterort</text:user-defined></text:span></text:p>
      <text:p text:style-name="P5"/>
      <text:p text:style-name="P5"/>
      <text:p text:style-name="P5"/>
      <text:p text:style-name="P5"/>
      <text:p text:style-name="P5"/>
      <text:p text:style-name="P5"/>
      <text:p text:style-name="P6"><text:span text:style-name="T5"><text:user-defined style:data-style-name="N0" text:name="vertrag.sparte">Handyversicherung</text:user-defined></text:span><text:span text:style-name="T6"><text:s/>Vertragsnummer <text:s/></text:span><text:span text:style-name="T5"><text:user-defined style:data-style-name="N0" text:name="vertrag.nummer">0171/123456</text:user-defined></text:span></text:p>
      <text:p text:style-name="P7"/>
      <text:p text:style-name="P8"/>
      <text:p text:style-name="P9"><text:span text:style-name="T7">Sehr geehrte Damen und Herren,<text:line-break/><text:line-break/>hiermit </text:span><text:span text:style-name="T8">kündige</text:span><text:span text:style-name="T7"> ich den oben genannten Vertrag zum </text:span><text:span text:style-name="T7"><text:user-defined style:data-style-name="N0" text:name="vertrag.endedatum">01.01.2026</text:user-defined></text:span><text:span text:style-name="T7">. </text:span><text:span text:style-name="T9">Gleichzeitig widerrufe ich ab diesem Zeitpunkt das Lastschriftverfahren. Ich bitte um kurzfristige schriftliche Best</text:span><text:span text:style-name="T10">ä</text:span><text:span text:style-name="T9">tigung.<text:line-break/><text:line-break/>Mit freundlichen Gr</text:span><text:span text:style-name="T10">üß</text:span><text:span text:style-name="T9">en<text:line-break/><text:line-break/><text:line-break/><text:line-break/></text:span><text:span text:style-name="T11"><text:user-defined style:data-style-name="N0" text:name="kunde.vorname">Max</text:user-defined></text:span><text:span text:style-name="T7"> </text:span><text:span text:style-name="T7"><text:user-defined style:data-style-name="N0" text:name="kunde.nachname">Mustermann</text:user-defined></text:span></text:p>
      <text:p text:style-name="P1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ptos" svg:font-family="Aptos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SansSerif" svg:font-family="SansSerif" style:font-family-generic="roman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411cm" style:writing-mode="lr-tb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 office:version="1.4">
  <office:meta>
    <meta:generator>StarOffice/8$Win32 OpenOffice.org_project/680m18$Build-9161</meta:generator>
    <dc:date>2026-01-04T11:07:48</dc:date>
    <meta:editing-duration>PT0.006S</meta:editing-duration>
    <meta:editing-cycles>13</meta:editing-cycles>
    <meta:document-statistic meta:character-count="441" meta:image-count="0" meta:non-whitespace-character-count="390" meta:object-count="0" meta:page-count="1" meta:paragraph-count="5" meta:table-count="0" meta:word-count="50"/>
    <meta:user-defined meta:name="gesellschaft.name">Muster GmbH &amp; Co. KG</meta:user-defined>
    <meta:user-defined meta:name="gesellschaft.ort">Hamburg</meta:user-defined>
    <meta:user-defined meta:name="gesellschaft.plz">12345</meta:user-defined>
    <meta:user-defined meta:name="gesellschaft.strasse">Musterstraße</meta:user-defined>
    <meta:user-defined meta:name="kunde.adresse.hausnummer" meta:value-type="string">1</meta:user-defined>
    <meta:user-defined meta:name="kunde.adresse.ort" meta:value-type="string">Teststadt</meta:user-defined>
    <meta:user-defined meta:name="kunde.adresse.plz" meta:value-type="string">54321</meta:user-defined>
    <meta:user-defined meta:name="kunde.adresse.strasse" meta:value-type="string">Musterstr.</meta:user-defined>
    <meta:user-defined meta:name="kunde.nachname" meta:value-type="string">Müller</meta:user-defined>
    <meta:user-defined meta:name="kunde.vorname" meta:value-type="string">Mini</meta:user-defined>
    <meta:user-defined meta:name="vertrag.endedatum" meta:value-type="string">01.02.2026</meta:user-defined>
    <meta:user-defined meta:name="vertrag.nummer" meta:value-type="string">0174/123456789</meta:user-defined>
    <meta:user-defined meta:name="vertrag.sparte" meta:value-type="string">Handyvertrag</meta:user-defined>
  </office:meta>
</office:document-meta>
</file>